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D1000001C19AC9D73A.png"/>
  <manifest:file-entry manifest:media-type="image/png" manifest:full-path="Pictures/10000000000000200000002000309F1C.png"/>
  <manifest:file-entry manifest:media-type="image/png" manifest:full-path="Pictures/10000201000007A9000007A616BCDFE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83caff" draw:marker-start-width="0.375cm" draw:marker-end-width="0.375cm" draw:fill="none" draw:fill-color="#ffffff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83caff" draw:marker-start-width="0.3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83caff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1.93cm"/>
    </style:style>
    <style:style style:name="P1" style:family="paragraph">
      <style:paragraph-properties fo:text-align="center"/>
    </style:style>
    <style:style style:name="P2" style:family="paragraph">
      <style:text-properties fo:font-family="'Yu Gothic UI Semilight'" style:font-family-generic="swiss" style:font-pitch="variable" fo:font-size="12pt" style:font-size-asian="12pt" style:font-size-complex="12pt"/>
    </style:style>
    <style:style style:name="T1" style:family="text">
      <style:text-properties fo:font-family="'Yu Gothic UI Semilight'" style:font-family-generic="swiss" style:font-pitch="variable" fo:font-size="15pt" style:font-size-asian="15pt" style:font-size-complex="15pt"/>
    </style:style>
    <style:style style:name="T2" style:family="text">
      <style:text-properties fo:font-family="'Yu Gothic UI Semilight'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028cm" svg:height="18cm" svg:x="1.5cm" svg:y="1.5cm">
          <draw:image xlink:href="Pictures/10000201000007A9000007A616BCDFED.png" xlink:type="simple" xlink:show="embed" xlink:actuate="onLoad">
            <text:p/>
          </draw:image>
        </draw:frame>
        <draw:rect draw:style-name="gr2" draw:text-style-name="P1" draw:layer="layout" svg:width="6.714cm" svg:height="9cm" svg:x="2.314cm" svg:y="6cm">
          <text:p/>
        </draw:rect>
        <draw:line draw:style-name="gr3" draw:text-style-name="P1" draw:layer="layout" svg:x1="5.528cm" svg:y1="15cm" svg:x2="5.528cm" svg:y2="18.303cm">
          <text:p/>
        </draw:line>
        <draw:rect draw:style-name="gr4" draw:text-style-name="P1" draw:layer="layout" svg:width="6.5cm" svg:height="2.072cm" svg:x="2.31cm" svg:y="18.316cm">
          <text:p/>
        </draw:rect>
        <draw:frame draw:style-name="gr5" draw:text-style-name="P2" draw:layer="layout" svg:width="6.5cm" svg:height="2.18cm" svg:x="2.31cm" svg:y="18.316cm">
          <draw:text-box>
            <text:p><text:span text:style-name="T1">IC2, IC3, IC4, IC5</text:span></text:p>
            <text:p><text:span text:style-name="T2">We use four VNH7070AS motor drivers in a whole block.</text:span></text:p>
          </draw:text-box>
        </draw:frame>
        <draw:frame draw:style-name="gr1" draw:text-style-name="P1" draw:layer="layout" svg:width="16.909cm" svg:height="7.769cm" svg:x="2.023cm" svg:y="20.607cm">
          <draw:image xlink:href="Pictures/10000201000003D1000001C19AC9D73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7M51S</meta:editing-duration>
    <meta:editing-cycles>6</meta:editing-cycles>
    <meta:generator>OpenOffice/4.1.6$Win32 OpenOffice.org_project/416m1$Build-9790</meta:generator>
    <dc:date>2021-06-09T21:05:40.46</dc:date>
    <dc:creator>Siria Sannino</dc:creator>
    <meta:document-statistic meta:object-count="6"/>
  </office:meta>
</office:document-meta>
</file>